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fo:language="es" fo:country="MX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Verdana" fo:language="es" fo:country="MX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20pt" fo:language="es" fo:country="MX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i</text:p>
      <text:p text:style-name="P1"/>
      <text:p text:style-name="P2">En mis vidas pasadas fui</text:p>
      <text:p text:style-name="P2">una mujer que toca el violín.</text:p>
      <text:p text:style-name="P2">Una droga, una planta,</text:p>
      <text:p text:style-name="P2">el zapato que pisó a la flor.</text:p>
      <text:p text:style-name="P2"/>
      <text:p text:style-name="P2">Fui el cielo, fui el viento</text:p>
      <text:p text:style-name="P2">Fui las nubes y ahora soy el sol…</text:p>
      <text:p text:style-name="P2">ahora soy el sol…</text:p>
      <text:p text:style-name="P2"/>
      <text:p text:style-name="P2">Ahora ronda mi alma</text:p>
      <text:p text:style-name="P2">entre tus manos.</text:p>
      <text:p text:style-name="P2">Ahora soy tuyo,</text:p>
      <text:p text:style-name="P2">nunca he sido yo.</text:p>
      <text:p text:style-name="P2"/>
      <text:p text:style-name="P2">Fui tu vida, soy tus lágrimas.</text:p>
      <text:p text:style-name="P2">Fui tu misma y soy yo… mañana…</text:p>
      <text:p text:style-name="P2">mañana…</text:p>
      <text:p text:style-name="P2"/>
      <text:p text:style-name="P2">Fui el cielo, fui el viento</text:p>
      <text:p text:style-name="P2">Fui las nubes y ahora soy el sol…</text:p>
      <text:p text:style-name="P2">ahora soy el sol…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4992in" fo:margin-bottom="1in" fo:margin-left="0.5in" fo:margin-right="0.518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Fui</dc:title>
    <meta:initial-creator>Renich Bon Ciric</meta:initial-creator>
    <meta:creation-date>2005-02-14T16:20:00</meta:creation-date>
    <dc:creator>Renich Bon Ciric</dc:creator>
    <dc:date>2005-02-14T16:23:00</dc:date>
    <meta:editing-cycles>1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87" meta:character-count="395"/>
  </office:meta>
</office:document-meta>
</file>